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2" table:default-cell-style-name="ce10"/>
        <table:table-column table:style-name="co1" table:default-cell-style-name="ce20"/>
        <table:table-row table:style-name="ro1">
          <table:table-cell table:style-name="ce1" office:value-type="string" calcext:value-type="string">
            <text:p>esfera</text:p>
          </table:table-cell>
          <table:table-cell table:style-name="ce9" office:value-type="string" calcext:value-type="string">
            <text:p>chapa</text:p>
          </table:table-cell>
          <table:table-cell table:style-name="ce9" office:value-type="string" calcext:value-type="string">
            <text:p>altura</text:p>
          </table:table-cell>
          <table:table-cell table:style-name="ce19" office:value-type="string" calcext:value-type="string">
            <text:p>restituicao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685565460040104" calcext:value-type="float">
            <text:p>0.685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692820323027551" calcext:value-type="float">
            <text:p>0.692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07106781186548" calcext:value-type="float">
            <text:p>0.707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31200017332149" calcext:value-type="float">
            <text:p>0.7312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744617650572799" calcext:value-type="float">
            <text:p>0.7446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707106781186548" calcext:value-type="float">
            <text:p>0.707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12786444967237" calcext:value-type="float">
            <text:p>0.712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62000762001143" calcext:value-type="float">
            <text:p>0.762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12786444967237" calcext:value-type="float">
            <text:p>0.712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7184212081071" calcext:value-type="float">
            <text:p>0.7184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676229570605134" calcext:value-type="float">
            <text:p>0.676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661200370272311" calcext:value-type="float">
            <text:p>0.661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661200370272311" calcext:value-type="float">
            <text:p>0.661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666666666666667" calcext:value-type="float">
            <text:p>0.6667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692674512161361" calcext:value-type="float">
            <text:p>0.6927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float" office:value="0.64369451565325" calcext:value-type="float">
            <text:p>0.6437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float" office:value="0.604217978116644" calcext:value-type="float">
            <text:p>0.6042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float" office:value="0.63308265715754" calcext:value-type="float">
            <text:p>0.6331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float" office:value="0.656376446504361" calcext:value-type="float">
            <text:p>0.6564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21" office:value-type="float" office:value="0.62041972479978" calcext:value-type="float">
            <text:p>0.620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665880039057407" calcext:value-type="float">
            <text:p>0.66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693888666488711" calcext:value-type="float">
            <text:p>0.69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700528900717694" calcext:value-type="float">
            <text:p>0.7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73282810879294" calcext:value-type="float">
            <text:p>0.732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761209072684009" calcext:value-type="float">
            <text:p>0.7612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648203723552165" calcext:value-type="float">
            <text:p>0.6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48203723552165" calcext:value-type="float">
            <text:p>0.6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88894963827172" calcext:value-type="float">
            <text:p>0.6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88894963827172" calcext:value-type="float">
            <text:p>0.6889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688894963827172" calcext:value-type="float">
            <text:p>0.6889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654047229011619" calcext:value-type="float">
            <text:p>0.65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623609564462323" calcext:value-type="float">
            <text:p>0.62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636832439151427" calcext:value-type="float">
            <text:p>0.6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685283342617131" calcext:value-type="float">
            <text:p>0.6853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693298624998935" calcext:value-type="float">
            <text:p>0.69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614486257776242" calcext:value-type="float">
            <text:p>0.6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637377439199098" calcext:value-type="float">
            <text:p>0.63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619930419878067" calcext:value-type="float">
            <text:p>0.6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610367937893074" calcext:value-type="float">
            <text:p>0.6104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0" calcext:value-type="float">
            <text:p>20</text:p>
          </table:table-cell>
          <table:table-cell table:style-name="ce21" office:value-type="float" office:value="0.613571991077896" calcext:value-type="float">
            <text:p>0.61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86802819743445" calcext:value-type="float">
            <text:p>0.68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26483157256779" calcext:value-type="float">
            <text:p>0.72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79407874937134" calcext:value-type="float">
            <text:p>0.7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26483157256779" calcext:value-type="float">
            <text:p>0.72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63762615825973" calcext:value-type="float">
            <text:p>0.7638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647798469543466" calcext:value-type="float">
            <text:p>0.6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87905724437794" calcext:value-type="float">
            <text:p>0.6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54653670707977" calcext:value-type="float">
            <text:p>0.6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744023809142845" calcext:value-type="float">
            <text:p>0.7440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716598572084479" calcext:value-type="float">
            <text:p>0.7166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652237966267592" calcext:value-type="float">
            <text:p>0.6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77173194915158" calcext:value-type="float">
            <text:p>0.67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52237966267592" calcext:value-type="float">
            <text:p>0.6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58280588604383" calcext:value-type="float">
            <text:p>0.6583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float" office:value="0.666666666666667" calcext:value-type="float">
            <text:p>0.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68293232797629" calcext:value-type="float">
            <text:p>0.56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53354814190314" calcext:value-type="float">
            <text:p>0.5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67190820056698" calcext:value-type="float">
            <text:p>0.56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43994318430328" calcext:value-type="float">
            <text:p>0.64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76287173533013" calcext:value-type="float">
            <text:p>0.676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7" office:value-type="float" office:value="35" calcext:value-type="float">
            <text:p>35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714005547295417" calcext:value-type="float">
            <text:p>0.7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783493067064804" calcext:value-type="float">
            <text:p>0.78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707106781186548" calcext:value-type="float">
            <text:p>0.70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696526033146992" calcext:value-type="float">
            <text:p>0.6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770752493308062" calcext:value-type="float">
            <text:p>0.7708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710122175596217" calcext:value-type="float">
            <text:p>0.7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767947647788304" calcext:value-type="float">
            <text:p>0.76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722057837965576" calcext:value-type="float">
            <text:p>0.7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710122175596217" calcext:value-type="float">
            <text:p>0.7101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759990925535662" calcext:value-type="float">
            <text:p>0.7600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64996914776636" calcext:value-type="float">
            <text:p>0.6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.742160453700838" calcext:value-type="float">
            <text:p>0.74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.723922765993027" calcext:value-type="float">
            <text:p>0.72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.749331252653463" calcext:value-type="float">
            <text:p>0.7493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682085509090488" calcext:value-type="float">
            <text:p>0.68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641319204905517" calcext:value-type="float">
            <text:p>0.6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704249772407122" calcext:value-type="float">
            <text:p>0.70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667341089364843" calcext:value-type="float">
            <text:p>0.6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642616110587841" calcext:value-type="float">
            <text:p>0.6426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float" office:value="35" calcext:value-type="float">
            <text:p>35</text:p>
          </table:table-cell>
          <table:table-cell table:style-name="ce13" office:value-type="float" office:value="20" calcext:value-type="float">
            <text:p>20</text:p>
          </table:table-cell>
          <table:table-cell table:style-name="ce21" office:value-type="float" office:value="0.670367595092877" calcext:value-type="float">
            <text:p>0.6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58758122645136" calcext:value-type="float">
            <text:p>0.6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83130051063973" calcext:value-type="float">
            <text:p>0.68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58758122645136" calcext:value-type="float">
            <text:p>0.6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51558364144604" calcext:value-type="float">
            <text:p>0.6516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float" office:value="0.726843784311631" calcext:value-type="float">
            <text:p>0.7268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648203723552165" calcext:value-type="float">
            <text:p>0.6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48203723552165" calcext:value-type="float">
            <text:p>0.6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88894963827172" calcext:value-type="float">
            <text:p>0.6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88894963827172" calcext:value-type="float">
            <text:p>0.6889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688894963827172" calcext:value-type="float">
            <text:p>0.6889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644771538669824" calcext:value-type="float">
            <text:p>0.64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53426577462863" calcext:value-type="float">
            <text:p>0.6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89101106656731" calcext:value-type="float">
            <text:p>0.68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53841948547428" calcext:value-type="float">
            <text:p>0.653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float" office:value="0.680945776723807" calcext:value-type="float">
            <text:p>0.68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05096465271005" calcext:value-type="float">
            <text:p>0.60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98554689677922" calcext:value-type="float">
            <text:p>0.5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32455532033676" calcext:value-type="float">
            <text:p>0.63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30585279938876" calcext:value-type="float">
            <text:p>0.6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81591467914511" calcext:value-type="float">
            <text:p>0.6816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723746864455746" calcext:value-type="float">
            <text:p>0.72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648506551750675" calcext:value-type="float">
            <text:p>0.64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29870043482969" calcext:value-type="float">
            <text:p>0.72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707106781186548" calcext:value-type="float">
            <text:p>0.7071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752354793863279" calcext:value-type="float">
            <text:p>0.7524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657902592254752" calcext:value-type="float">
            <text:p>0.65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691094740465088" calcext:value-type="float">
            <text:p>0.69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64066197108462" calcext:value-type="float">
            <text:p>0.64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17583007835559" calcext:value-type="float">
            <text:p>0.7176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691094740465088" calcext:value-type="float">
            <text:p>0.6911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600179184713566" calcext:value-type="float">
            <text:p>0.6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687835939428795" calcext:value-type="float">
            <text:p>0.68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651714034524115" calcext:value-type="float">
            <text:p>0.6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1089826563723" calcext:value-type="float">
            <text:p>0.7109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597291182554001" calcext:value-type="float">
            <text:p>0.59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73903371104474" calcext:value-type="float">
            <text:p>0.57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608701838576862" calcext:value-type="float">
            <text:p>0.60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637475099115277" calcext:value-type="float">
            <text:p>0.6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94284951159461" calcext:value-type="float">
            <text:p>0.5943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21" office:value-type="float" office:value="0.648563736756011" calcext:value-type="float">
            <text:p>0.6486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21260744197395" calcext:value-type="float">
            <text:p>0.6213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49268649265355" calcext:value-type="float">
            <text:p>0.7493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25476250110012" calcext:value-type="float">
            <text:p>0.725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77986605215499" calcext:value-type="float">
            <text:p>0.7780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float" office:value="0.73149690313647" calcext:value-type="float">
            <text:p>0.7315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636914733193142" calcext:value-type="float">
            <text:p>0.636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39940473422184" calcext:value-type="float">
            <text:p>0.639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72926584910453" calcext:value-type="float">
            <text:p>0.672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39940473422184" calcext:value-type="float">
            <text:p>0.6399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730296743340222" calcext:value-type="float">
            <text:p>0.7303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598649733057799" calcext:value-type="float">
            <text:p>0.5986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17659202289912" calcext:value-type="float">
            <text:p>0.6177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26947831813006" calcext:value-type="float">
            <text:p>0.626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88468183220081" calcext:value-type="float">
            <text:p>0.6885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float" office:value="0.680336051416609" calcext:value-type="float">
            <text:p>0.6803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67845911838623" calcext:value-type="float">
            <text:p>0.5678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07332247634187" calcext:value-type="float">
            <text:p>0.6073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65299143859116" calcext:value-type="float">
            <text:p>0.6653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03948754747169" calcext:value-type="float">
            <text:p>0.603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43377359120997" calcext:value-type="float">
            <text:p>0.6434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7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652630006915041" calcext:value-type="float">
            <text:p>0.65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29870043482969" calcext:value-type="float">
            <text:p>0.72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42564387214253" calcext:value-type="float">
            <text:p>0.74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662761145850146" calcext:value-type="float">
            <text:p>0.66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77093425312507" calcext:value-type="float">
            <text:p>0.77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654653670707977" calcext:value-type="float">
            <text:p>0.65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661040687035198" calcext:value-type="float">
            <text:p>0.66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18991761108827" calcext:value-type="float">
            <text:p>0.7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679841800678349" calcext:value-type="float">
            <text:p>0.67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761466961051567" calcext:value-type="float">
            <text:p>0.76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574220976393" calcext:value-type="float">
            <text:p>0.57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610715132425072" calcext:value-type="float">
            <text:p>0.61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718543212219061" calcext:value-type="float">
            <text:p>0.7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625543242171224" calcext:value-type="float">
            <text:p>0.62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655246385787023" calcext:value-type="float">
            <text:p>0.65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67190820056698" calcext:value-type="float">
            <text:p>0.56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55770014376728" calcext:value-type="float">
            <text:p>0.55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72874618206574" calcext:value-type="float">
            <text:p>0.57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45746403000758" calcext:value-type="float">
            <text:p>0.6457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21" office:value-type="float" office:value="0.674980337193948" calcext:value-type="float">
            <text:p>0.67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79900103650085" calcext:value-type="float">
            <text:p>0.67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07106781186548" calcext:value-type="float">
            <text:p>0.70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07106781186548" calcext:value-type="float">
            <text:p>0.70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733304745011652" calcext:value-type="float">
            <text:p>0.7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86802819743445" calcext:value-type="float">
            <text:p>0.68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643267520902677" calcext:value-type="float">
            <text:p>0.64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719194952228076" calcext:value-type="float">
            <text:p>0.7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70188437958222" calcext:value-type="float">
            <text:p>0.67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57421774685406" calcext:value-type="float">
            <text:p>0.65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753522800032946" calcext:value-type="float">
            <text:p>0.75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626476749991227" calcext:value-type="float">
            <text:p>0.62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63973052957545" calcext:value-type="float">
            <text:p>0.66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55825835783953" calcext:value-type="float">
            <text:p>0.65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725866186311298" calcext:value-type="float">
            <text:p>0.72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float" office:value="0.72956018567088" calcext:value-type="float">
            <text:p>0.72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21654392139983" calcext:value-type="float">
            <text:p>0.62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17213399848368" calcext:value-type="float">
            <text:p>0.61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722435014792064" calcext:value-type="float">
            <text:p>0.72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11965678802229" calcext:value-type="float">
            <text:p>0.61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65004568177702" calcext:value-type="float">
            <text:p>0.665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75955452531275" calcext:value-type="float">
            <text:p>0.75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643009749896173" calcext:value-type="float">
            <text:p>0.64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679366220486758" calcext:value-type="float">
            <text:p>0.67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643009749896173" calcext:value-type="float">
            <text:p>0.64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724066188038217" calcext:value-type="float">
            <text:p>0.72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654653670707977" calcext:value-type="float">
            <text:p>0.65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640869944461656" calcext:value-type="float">
            <text:p>0.64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707106781186548" calcext:value-type="float">
            <text:p>0.70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647798469543466" calcext:value-type="float">
            <text:p>0.64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767649473578739" calcext:value-type="float">
            <text:p>0.76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574169251763215" calcext:value-type="float">
            <text:p>0.57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624587776145107" calcext:value-type="float">
            <text:p>0.62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617426489238403" calcext:value-type="float">
            <text:p>0.61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707106781186548" calcext:value-type="float">
            <text:p>0.70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750690290067888" calcext:value-type="float">
            <text:p>0.75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9947894041409" calcext:value-type="float">
            <text:p>0.59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19381489632906" calcext:value-type="float">
            <text:p>0.71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1435487026212" calcext:value-type="float">
            <text:p>0.61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51248426960616" calcext:value-type="float">
            <text:p>0.6512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0" calcext:value-type="float">
            <text:p>20</text:p>
          </table:table-cell>
          <table:table-cell table:style-name="ce21" office:value-type="float" office:value="0.730119120391385" calcext:value-type="float">
            <text:p>0.730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table:style-name="ce22" office:value-type="float" office:value="0.553066318754972" calcext:value-type="float">
            <text:p>0.55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49841414769158" calcext:value-type="float">
            <text:p>0.54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28270543795374" calcext:value-type="float">
            <text:p>0.52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46672273590534" calcext:value-type="float">
            <text:p>0.5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39163866017192" calcext:value-type="float">
            <text:p>0.5392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562253530231749" calcext:value-type="float">
            <text:p>0.56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569651921139812" calcext:value-type="float">
            <text:p>0.56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545905893935129" calcext:value-type="float">
            <text:p>0.54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59603956067927" calcext:value-type="float">
            <text:p>0.5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594418483337567" calcext:value-type="float">
            <text:p>0.59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487950036474267" calcext:value-type="float">
            <text:p>0.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496742636335202" calcext:value-type="float">
            <text:p>0.49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505382286404317" calcext:value-type="float">
            <text:p>0.50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498925884903369" calcext:value-type="float">
            <text:p>0.49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504291924214126" calcext:value-type="float">
            <text:p>0.5043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22" office:value-type="float" office:value="0.542835929535789" calcext:value-type="float">
            <text:p>0.54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2" office:value-type="float" office:value="0.590001072730198" calcext:value-type="float">
            <text:p>0.59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2" office:value-type="float" office:value="0.541641389040541" calcext:value-type="float">
            <text:p>0.54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2" office:value-type="float" office:value="0.601361139520826" calcext:value-type="float">
            <text:p>0.6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2" office:value-type="float" office:value="0.558840620496327" calcext:value-type="float">
            <text:p>0.5588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580584749787138" calcext:value-type="float">
            <text:p>0.58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570826327904743" calcext:value-type="float">
            <text:p>0.57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630656223886891" calcext:value-type="float">
            <text:p>0.6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630656223886891" calcext:value-type="float">
            <text:p>0.6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590181842097478" calcext:value-type="float">
            <text:p>0.59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585205735980653" calcext:value-type="float">
            <text:p>0.58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23609564462323" calcext:value-type="float">
            <text:p>0.62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12372435695794" calcext:value-type="float">
            <text:p>0.61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637884434458263" calcext:value-type="float">
            <text:p>0.6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583333333333333" calcext:value-type="float">
            <text:p>0.58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554399952524626" calcext:value-type="float">
            <text:p>0.55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613696485751203" calcext:value-type="float">
            <text:p>0.61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579833507613801" calcext:value-type="float">
            <text:p>0.57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584800258200475" calcext:value-type="float">
            <text:p>0.58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617213399848368" calcext:value-type="float">
            <text:p>0.6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555591281452223" calcext:value-type="float">
            <text:p>0.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551803569657881" calcext:value-type="float">
            <text:p>0.55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592969563490241" calcext:value-type="float">
            <text:p>0.59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613356167150336" calcext:value-type="float">
            <text:p>0.6134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0" calcext:value-type="float">
            <text:p>20</text:p>
          </table:table-cell>
          <table:table-cell table:style-name="ce21" office:value-type="float" office:value="0.608091209946459" calcext:value-type="float">
            <text:p>0.60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55921152380021" calcext:value-type="float">
            <text:p>0.6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68624575923898" calcext:value-type="float">
            <text:p>0.66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5976823024988" calcext:value-type="float">
            <text:p>0.65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5976823024988" calcext:value-type="float">
            <text:p>0.65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32455532033676" calcext:value-type="float">
            <text:p>0.63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633608596859764" calcext:value-type="float">
            <text:p>0.6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23289024957999" calcext:value-type="float">
            <text:p>0.62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13849814044851" calcext:value-type="float">
            <text:p>0.6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719894558378157" calcext:value-type="float">
            <text:p>0.71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62782209577364" calcext:value-type="float">
            <text:p>0.6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662433819638493" calcext:value-type="float">
            <text:p>0.6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19650098624811" calcext:value-type="float">
            <text:p>0.61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569995188372615" calcext:value-type="float">
            <text:p>0.57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584612822215468" calcext:value-type="float">
            <text:p>0.58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float" office:value="0.532821081681971" calcext:value-type="float">
            <text:p>0.53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70597402157456" calcext:value-type="float">
            <text:p>0.57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3971941043899" calcext:value-type="float">
            <text:p>0.63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73539334676404" calcext:value-type="float">
            <text:p>0.57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42864611809397" calcext:value-type="float">
            <text:p>0.54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28767713237013" calcext:value-type="float">
            <text:p>0.6288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7" office:value-type="float" office:value="35" calcext:value-type="float">
            <text:p>35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641688947919748" calcext:value-type="float">
            <text:p>0.64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694516336148021" calcext:value-type="float">
            <text:p>0.69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690065559342354" calcext:value-type="float">
            <text:p>0.69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668624575923898" calcext:value-type="float">
            <text:p>0.66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646996639220631" calcext:value-type="float">
            <text:p>0.64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594849690128653" calcext:value-type="float">
            <text:p>0.5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664725857114254" calcext:value-type="float">
            <text:p>0.66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687955262170507" calcext:value-type="float">
            <text:p>0.6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696143221338386" calcext:value-type="float">
            <text:p>0.69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676768252192412" calcext:value-type="float">
            <text:p>0.67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593442426056208" calcext:value-type="float">
            <text:p>0.59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.659380473395787" calcext:value-type="float">
            <text:p>0.65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.603022689155527" calcext:value-type="float">
            <text:p>0.60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.680354390057027" calcext:value-type="float">
            <text:p>0.68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574834569775249" calcext:value-type="float">
            <text:p>0.57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555154682328696" calcext:value-type="float">
            <text:p>0.55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574484989621426" calcext:value-type="float">
            <text:p>0.57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556983862515163" calcext:value-type="float">
            <text:p>0.55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529648990186218" calcext:value-type="float">
            <text:p>0.5296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3" office:value-type="float" office:value="20" calcext:value-type="float">
            <text:p>20</text:p>
          </table:table-cell>
          <table:table-cell table:style-name="ce21" office:value-type="float" office:value="0.561951486949016" calcext:value-type="float">
            <text:p>0.56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82575337167328" calcext:value-type="float">
            <text:p>0.68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03022689155527" calcext:value-type="float">
            <text:p>0.60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61968463894626" calcext:value-type="float">
            <text:p>0.66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618079664695509" calcext:value-type="float">
            <text:p>0.61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float" office:value="0.641179468722378" calcext:value-type="float">
            <text:p>0.64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698212002188447" calcext:value-type="float">
            <text:p>0.69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09154481547938" calcext:value-type="float">
            <text:p>0.60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12372435695794" calcext:value-type="float">
            <text:p>0.61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617454451761423" calcext:value-type="float">
            <text:p>0.61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614295116833951" calcext:value-type="float">
            <text:p>0.6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646917462002048" calcext:value-type="float">
            <text:p>0.64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17720768121342" calcext:value-type="float">
            <text:p>0.61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03353203123426" calcext:value-type="float">
            <text:p>0.60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604680714526124" calcext:value-type="float">
            <text:p>0.6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float" office:value="0.605650251444046" calcext:value-type="float">
            <text:p>0.60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00107171564667" calcext:value-type="float">
            <text:p>0.6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87504289620579" calcext:value-type="float">
            <text:p>0.5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74417311223118" calcext:value-type="float">
            <text:p>0.67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88454175915256" calcext:value-type="float">
            <text:p>0.58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629900145696433" calcext:value-type="float">
            <text:p>0.6299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518187725171601" calcext:value-type="float">
            <text:p>0.5182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00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15805240252132" calcext:value-type="float">
            <text:p>0.515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493196961916072" calcext:value-type="float">
            <text:p>0.4932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519875244910036" calcext:value-type="float">
            <text:p>0.519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45133546692422" calcext:value-type="float">
            <text:p>0.451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5921060405355" calcext:value-type="float">
            <text:p>0.3592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52737810751329" calcext:value-type="float">
            <text:p>0.3527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46944333244355" calcext:value-type="float">
            <text:p>0.346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254000254000381" calcext:value-type="float">
            <text:p>0.2540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380234550314687" calcext:value-type="float">
            <text:p>0.3802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4107002541942" calcext:value-type="float">
            <text:p>0.4107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46175016319782" calcext:value-type="float">
            <text:p>0.461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452569637855252" calcext:value-type="float">
            <text:p>0.452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455885210662953" calcext:value-type="float">
            <text:p>0.455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383300706077645" calcext:value-type="float">
            <text:p>0.383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46325130319461" calcext:value-type="float">
            <text:p>0.463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458450642000251" calcext:value-type="float">
            <text:p>0.4585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477363704312226" calcext:value-type="float">
            <text:p>0.4774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21" office:value-type="float" office:value="0.534818700242057" calcext:value-type="float">
            <text:p>0.534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38815906080325" calcext:value-type="float">
            <text:p>0.538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53580719410662" calcext:value-type="float">
            <text:p>0.553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75017531289545" calcext:value-type="float">
            <text:p>0.5750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95683397181271" calcext:value-type="float">
            <text:p>0.5957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float" office:value="0.546248200705681" calcext:value-type="float">
            <text:p>0.5462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524808278148849" calcext:value-type="float">
            <text:p>0.524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481733858627898" calcext:value-type="float">
            <text:p>0.4817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522598549268441" calcext:value-type="float">
            <text:p>0.522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512554255086015" calcext:value-type="float">
            <text:p>0.512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498944032612201" calcext:value-type="float">
            <text:p>0.498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376322331399329" calcext:value-type="float">
            <text:p>0.376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391381132339622" calcext:value-type="float">
            <text:p>0.3914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443319063325179" calcext:value-type="float">
            <text:p>0.443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489779943508903" calcext:value-type="float">
            <text:p>0.489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float" office:value="0.430082664456376" calcext:value-type="float">
            <text:p>0.430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422133942001254" calcext:value-type="float">
            <text:p>0.422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449088713139072" calcext:value-type="float">
            <text:p>0.449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479034115915063" calcext:value-type="float">
            <text:p>0.4790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3113582364391" calcext:value-type="float">
            <text:p>0.531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506263292179478" calcext:value-type="float">
            <text:p>0.5063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7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592748978363819" calcext:value-type="float">
            <text:p>0.5927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34522483824849" calcext:value-type="float">
            <text:p>0.5345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1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45249756806271" calcext:value-type="float">
            <text:p>0.5452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61529442963871" calcext:value-type="float">
            <text:p>0.5615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553580719410662" calcext:value-type="float">
            <text:p>0.553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65542267810428" calcext:value-type="float">
            <text:p>0.5655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78513110789063" calcext:value-type="float">
            <text:p>0.5785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551038768777984" calcext:value-type="float">
            <text:p>0.5510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586625565975325" calcext:value-type="float">
            <text:p>0.586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617101250596993" calcext:value-type="float">
            <text:p>0.617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649239268611332" calcext:value-type="float">
            <text:p>0.6492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618000160397009" calcext:value-type="float">
            <text:p>0.6180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26277426866434" calcext:value-type="float">
            <text:p>0.526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666908870731575" calcext:value-type="float">
            <text:p>0.666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485600515096523" calcext:value-type="float">
            <text:p>0.485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479332139315925" calcext:value-type="float">
            <text:p>0.479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411336111912294" calcext:value-type="float">
            <text:p>0.411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475486021373646" calcext:value-type="float">
            <text:p>0.4755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21" office:value-type="float" office:value="0.588562000776613" calcext:value-type="float">
            <text:p>0.588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56040127299718" calcext:value-type="float">
            <text:p>0.5604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612372435695794" calcext:value-type="float">
            <text:p>0.6124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61913918736689" calcext:value-type="float">
            <text:p>0.619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670820393249937" calcext:value-type="float">
            <text:p>0.670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642824346533225" calcext:value-type="float">
            <text:p>0.642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608842882172744" calcext:value-type="float">
            <text:p>0.608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629723529922403" calcext:value-type="float">
            <text:p>0.6297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557086014531156" calcext:value-type="float">
            <text:p>0.557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5884898863365" calcext:value-type="float">
            <text:p>0.5885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558290526239083" calcext:value-type="float">
            <text:p>0.558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573944043183551" calcext:value-type="float">
            <text:p>0.573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.590739881028971" calcext:value-type="float">
            <text:p>0.5907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.586615416656282" calcext:value-type="float">
            <text:p>0.586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.510878720880681" calcext:value-type="float">
            <text:p>0.510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549593291374407" calcext:value-type="float">
            <text:p>0.549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517661913037023" calcext:value-type="float">
            <text:p>0.5177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535683228913441" calcext:value-type="float">
            <text:p>0.5357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51343603081027" calcext:value-type="float">
            <text:p>0.5134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51343603081027" calcext:value-type="float">
            <text:p>0.5134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526585773088501" calcext:value-type="float">
            <text:p>0.526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602506181404089" calcext:value-type="float">
            <text:p>0.6025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63887656499994" calcext:value-type="float">
            <text:p>0.638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50861394419748" calcext:value-type="float">
            <text:p>0.550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50861394419748" calcext:value-type="float">
            <text:p>0.5509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536349916450737" calcext:value-type="float">
            <text:p>0.536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53644178078582" calcext:value-type="float">
            <text:p>0.5364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43105909355605" calcext:value-type="float">
            <text:p>0.543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96753808461805" calcext:value-type="float">
            <text:p>0.596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52951531043593" calcext:value-type="float">
            <text:p>0.5530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596753808461805" calcext:value-type="float">
            <text:p>0.596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496776239760665" calcext:value-type="float">
            <text:p>0.496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484289254964661" calcext:value-type="float">
            <text:p>0.484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532452020973886" calcext:value-type="float">
            <text:p>0.5325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4795562117278" calcext:value-type="float">
            <text:p>0.4796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528270543795374" calcext:value-type="float">
            <text:p>0.5283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461052400580813" calcext:value-type="float">
            <text:p>0.461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72518801243922" calcext:value-type="float">
            <text:p>0.5725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86351228702651" calcext:value-type="float">
            <text:p>0.5864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61087768028601" calcext:value-type="float">
            <text:p>0.6611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0.597835602325094" calcext:value-type="float">
            <text:p>0.5978</text:p>
          </table:table-cell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401386485959743" calcext:value-type="float">
            <text:p>0.401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483045891539648" calcext:value-type="float">
            <text:p>0.483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37246251314652" calcext:value-type="float">
            <text:p>0.372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4152273992687" calcext:value-type="float">
            <text:p>0.415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474798405653979" calcext:value-type="float">
            <text:p>0.4748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352332131708822" calcext:value-type="float">
            <text:p>0.352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76004402028524" calcext:value-type="float">
            <text:p>0.376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84403854070241" calcext:value-type="float">
            <text:p>0.384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7990774789048" calcext:value-type="float">
            <text:p>0.379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341816453630466" calcext:value-type="float">
            <text:p>0.3418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321398044948477" calcext:value-type="float">
            <text:p>0.321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357425941930294" calcext:value-type="float">
            <text:p>0.357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325156688762043" calcext:value-type="float">
            <text:p>0.325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441237198666121" calcext:value-type="float">
            <text:p>0.441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35472216532032" calcext:value-type="float">
            <text:p>0.3547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21747941810042" calcext:value-type="float">
            <text:p>0.217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384253831095292" calcext:value-type="float">
            <text:p>0.384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375419228750255" calcext:value-type="float">
            <text:p>0.375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444956826199136" calcext:value-type="float">
            <text:p>0.4450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21" office:value-type="float" office:value="0.412004731962709" calcext:value-type="float">
            <text:p>0.412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449867705421219" calcext:value-type="float">
            <text:p>0.449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435142634576337" calcext:value-type="float">
            <text:p>0.4351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462910049886276" calcext:value-type="float">
            <text:p>0.462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441889434349079" calcext:value-type="float">
            <text:p>0.441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float" office:value="0.456435464587639" calcext:value-type="float">
            <text:p>0.456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335797027855986" calcext:value-type="float">
            <text:p>0.3358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422577127364258" calcext:value-type="float">
            <text:p>0.4226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432369772507331" calcext:value-type="float">
            <text:p>0.432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421949692530646" calcext:value-type="float">
            <text:p>0.421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353553390593274" calcext:value-type="float">
            <text:p>0.3536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500504795686366" calcext:value-type="float">
            <text:p>0.500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424025918780892" calcext:value-type="float">
            <text:p>0.424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389249472080762" calcext:value-type="float">
            <text:p>0.389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425971375685299" calcext:value-type="float">
            <text:p>0.426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float" office:value="0.386255806929937" calcext:value-type="float">
            <text:p>0.386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392741773331957" calcext:value-type="float">
            <text:p>0.3927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420447891907379" calcext:value-type="float">
            <text:p>0.420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3673528234352" calcext:value-type="float">
            <text:p>0.367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412121366586625" calcext:value-type="float">
            <text:p>0.4121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376654366907815" calcext:value-type="float">
            <text:p>0.3767</text:p>
          </table:table-cell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508955935792396" calcext:value-type="float">
            <text:p>0.509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459176843377337" calcext:value-type="float">
            <text:p>0.459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473542420742244" calcext:value-type="float">
            <text:p>0.473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04524979109513" calcext:value-type="float">
            <text:p>0.504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543305367994433" calcext:value-type="float">
            <text:p>0.543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427502772727447" calcext:value-type="float">
            <text:p>0.427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413196935270669" calcext:value-type="float">
            <text:p>0.413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419359116945748" calcext:value-type="float">
            <text:p>0.419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424182502995763" calcext:value-type="float">
            <text:p>0.424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484234198111502" calcext:value-type="float">
            <text:p>0.484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469476477861571" calcext:value-type="float">
            <text:p>0.469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413617492056652" calcext:value-type="float">
            <text:p>0.4136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423351000053662" calcext:value-type="float">
            <text:p>0.423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449031544440076" calcext:value-type="float">
            <text:p>0.449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6" office:value-type="float" office:value="30" calcext:value-type="float">
            <text:p>3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432865693671418" calcext:value-type="float">
            <text:p>0.432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15440148938256" calcext:value-type="float">
            <text:p>0.315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68037369049289" calcext:value-type="float">
            <text:p>0.368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49390295508215" calcext:value-type="float">
            <text:p>0.349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14368367821521" calcext:value-type="float">
            <text:p>0.3144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21" office:value-type="float" office:value="0.317287158485176" calcext:value-type="float">
            <text:p>0.317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31085004543794" calcext:value-type="float">
            <text:p>0.5311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473665466715671" calcext:value-type="float">
            <text:p>0.4737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473665466715671" calcext:value-type="float">
            <text:p>0.4737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54700196225229" calcext:value-type="float">
            <text:p>0.5547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543020989347369" calcext:value-type="float">
            <text:p>0.543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0.430616376344606" calcext:value-type="float">
            <text:p>0.4306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464700811118101" calcext:value-type="float">
            <text:p>0.4647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427462574375459" calcext:value-type="float">
            <text:p>0.427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0.460348270118749" calcext:value-type="float">
            <text:p>0.460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float" office:value="0.414952323121074" calcext:value-type="float">
            <text:p>0.415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5" calcext:value-type="float">
            <text:p>15</text:p>
          </table:table-cell>
          <table:table-cell table:style-name="ce22" office:value-type="float" office:value="0.429197537639476" calcext:value-type="float">
            <text:p>0.429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442271857124547" calcext:value-type="float">
            <text:p>0.442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455025777456376" calcext:value-type="float">
            <text:p>0.455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0.442271857124547" calcext:value-type="float">
            <text:p>0.442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6" office:value-type="float" office:value="35" calcext:value-type="float">
            <text:p>35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float" office:value="0.461721575396703" calcext:value-type="float">
            <text:p>0.4617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403473292392965" calcext:value-type="float">
            <text:p>0.403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361157559257308" calcext:value-type="float">
            <text:p>0.361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40688062065535" calcext:value-type="float">
            <text:p>0.406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360855966253344" calcext:value-type="float">
            <text:p>0.360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0.424972948184897" calcext:value-type="float">
            <text:p>0.4250</text:p>
          </table:table-cell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float" office:value="0.45146611838648" calcext:value-type="float">
            <text:p>0.451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463885625362245" calcext:value-type="float">
            <text:p>0.463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490414446273684" calcext:value-type="float">
            <text:p>0.490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517219415303485" calcext:value-type="float">
            <text:p>0.517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503154605426628" calcext:value-type="float">
            <text:p>0.503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0.548339015277662" calcext:value-type="float">
            <text:p>0.548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56564739957815" calcext:value-type="float">
            <text:p>0.5566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09175077217316" calcext:value-type="float">
            <text:p>0.5092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431057781290178" calcext:value-type="float">
            <text:p>0.4311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0.548339015277662" calcext:value-type="float">
            <text:p>0.548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5" calcext:value-type="float">
            <text:p>0.500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493753303843563" calcext:value-type="float">
            <text:p>0.4938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489713185982251" calcext:value-type="float">
            <text:p>0.4897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477484000417425" calcext:value-type="float">
            <text:p>0.4775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0.481645078851619" calcext:value-type="float">
            <text:p>0.4816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410414079086058" calcext:value-type="float">
            <text:p>0.4104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477826939456951" calcext:value-type="float">
            <text:p>0.4778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481943465093261" calcext:value-type="float">
            <text:p>0.4819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43000021262049" calcext:value-type="float">
            <text:p>0.5430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0" calcext:value-type="float">
            <text:p>20</text:p>
          </table:table-cell>
          <table:table-cell table:style-name="ce21" office:value-type="float" office:value="0.54415006274018" calcext:value-type="float">
            <text:p>0.5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27:18.084361261</meta:creation-date>
    <dc:date>2018-10-18T09:34:15.269728961</dc:date>
    <meta:editing-duration>PT6M57S</meta:editing-duration>
    <meta:editing-cycles>1</meta:editing-cycles>
    <meta:document-statistic meta:table-count="1" meta:cell-count="2003" meta:object-count="0"/>
    <meta:generator>LibreOffice/5.1.6.2$Linux_X86_64 LibreOffice_project/10m0$Build-2</meta:generator>
  </office:meta>
</office:document-meta>
</file>